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9F600000CE41249419F.png" manifest:media-type=""/>
  <manifest:file-entry manifest:full-path="Pictures/10000000000009F600000CE4B5A6296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58.338cm, 0cm)" style:mirror="none"/>
    </style:style>
  </office:automatic-styles>
  <office:body>
    <office:drawing>
      <draw:page draw:name="page1" draw:style-name="dp1" draw:master-page-name="master-page3">
        <draw:frame draw:style-name="gr1" draw:layer="layout" svg:width="21.59cm" svg:height="27.94cm" svg:x="0cm" svg:y="0cm">
          <draw:image xlink:href="Pictures/10000000000009F600000CE4B5A6296E.png" xlink:type="simple" xlink:show="embed" xlink:actuate="onLoad">
            <text:p/>
          </draw:image>
        </draw:frame>
      </draw:page>
      <draw:page draw:name="page2" draw:style-name="dp1" draw:master-page-name="master-page3">
        <draw:frame draw:style-name="gr2" draw:layer="layout" svg:width="21.59cm" svg:height="9.271cm" svg:x="0cm" svg:y="0cm">
          <draw:image xlink:href="Pictures/10000000000009F600000CE41249419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28T23:41:36.51</dc:date>
    <meta:document-statistic meta:object-count="2"/>
    <meta:generator>LibreOffice/3.6$Windows_x86 LibreOffice_project/2ef5aff-a6fb0ff-166bdff-cf087ad-0f1389</meta:generator>
  </office:meta>
</office:document-meta>
</file>